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504b7" officeooo:paragraph-rsid="000504b7"/>
    </style:style>
    <style:style style:name="P2" style:family="paragraph" style:parent-style-name="Standard">
      <style:paragraph-properties fo:text-align="justify" style:justify-single-word="false"/>
      <style:text-properties officeooo:rsid="0009b5d3" officeooo:paragraph-rsid="0009b5d3"/>
    </style:style>
    <style:style style:name="P3" style:family="paragraph" style:parent-style-name="Standard">
      <style:paragraph-properties fo:text-align="justify" style:justify-single-word="false"/>
      <style:text-properties officeooo:rsid="000a2b90" officeooo:paragraph-rsid="000a2b90"/>
    </style:style>
    <style:style style:name="P4" style:family="paragraph" style:parent-style-name="Standard">
      <style:paragraph-properties fo:text-align="justify" style:justify-single-word="false"/>
      <style:text-properties officeooo:rsid="000be378" officeooo:paragraph-rsid="000be37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s://habr.com/ru/company/yandex/blog/250753/" text:style-name="Internet_20_link" text:visited-style-name="Visited_20_Internet_20_Link">https://habr.com/ru/company/yandex/blog/250753/</text:a></text:p>
      <text:p text:style-name="P3"><text:a xlink:type="simple" xlink:href="https://www.ibm.com/developerworks/ru/library/l-memmod/index.html" text:style-name="Internet_20_link" text:visited-style-name="Visited_20_Internet_20_Link">https://www.ibm.com/developerworks/ru/library/l-memmod/index.html</text:a></text:p>
      <text:p text:style-name="P4"><text:a xlink:type="simple" xlink:href="https://vseloved.github.io/pdf/mem-ru.pdf" text:style-name="Internet_20_link" text:visited-style-name="Visited_20_Internet_20_Link">https://vseloved.github.io/pdf/mem-ru.pdf</text:a></text:p>
      <text:p text:style-name="P4"/>
      <text:p text:style-name="P3"/>
      <text:p text:style-name="P2"/>
      <text:p text:style-name="P1"/>
      <text:p text:style-name="P1"/>
      <text:p text:style-name="P1">В современных операционных системах процессы предусматривают наличие двух виртуальных ресурсов: виртуального процессора и виртуальной памяти. Благодаря виртуальному процессору для пользовательских процессов создается иллюзия, что они монопольно используют всю компьютерную систему, несмотря на то, что физическим процессором могут одновременно пользоваться десятки других процессов. Понятие виртуального процессора более подробно обсуждается в главе 4, “Системный планировщик и диспетчеризация процессов”. Виртуальная память позволяет процессу распределять оперативную память компьютера и управлять ею так, как будто он один владеет всей памятью в системе. Виртуальная память будет описана в главе 12, “Управление памятью”. Интересно отметить, что потоки располагаются в общей виртуальной памяти процесса, но каждый из них выполняется на собственном виртуальном процессоре.</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23:08:27.222859132</meta:creation-date>
    <dc:date>2019-10-07T00:04:12.554116952</dc:date>
    <meta:editing-duration>PT5M22S</meta:editing-duration>
    <meta:editing-cycles>2</meta:editing-cycles>
    <meta:generator>LibreOffice/5.1.6.2$Linux_X86_64 LibreOffice_project/10m0$Build-2</meta:generator>
    <meta:document-statistic meta:table-count="0" meta:image-count="0" meta:object-count="0" meta:page-count="1" meta:paragraph-count="4" meta:word-count="108" meta:character-count="1026" meta:non-whitespace-character-count="922"/>
  </office:meta>
</office:document-meta>
</file>